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979cm" table:align="left"/>
    </style:style>
    <style:style style:name="Tabela1.A" style:family="table-column">
      <style:table-column-properties style:column-width="9.403cm"/>
    </style:style>
    <style:style style:name="Tabela1.B" style:family="table-column">
      <style:table-column-properties style:column-width="7.576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6.979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4.703cm"/>
    </style:style>
    <style:style style:name="Table1.C" style:family="table-column">
      <style:table-column-properties style:column-width="3.787cm"/>
    </style:style>
    <style:style style:name="Table1.D" style:family="table-column">
      <style:table-column-properties style:column-width="3.789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6.979cm" table:align="left"/>
    </style:style>
    <style:style style:name="Table2.A" style:family="table-column">
      <style:table-column-properties style:column-width="9.403cm"/>
    </style:style>
    <style:style style:name="Table2.B" style:family="table-column">
      <style:table-column-properties style:column-width="7.576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5" style:family="table-row">
      <style:table-row-properties style:min-row-height="0.386cm"/>
    </style:style>
    <style:style style:name="Table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979cm" table:align="left"/>
    </style:style>
    <style:style style:name="Table3.A" style:family="table-column">
      <style:table-column-properties style:column-width="9.403cm"/>
    </style:style>
    <style:style style:name="Table3.B" style:family="table-column">
      <style:table-column-properties style:column-width="7.576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5" style:family="table-row">
      <style:table-row-properties style:min-row-height="0.386cm"/>
    </style:style>
    <style:style style:name="Table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cbc34" officeooo:paragraph-rsid="002cbc3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26570" officeooo:paragraph-rsid="00226570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officeooo:paragraph-rsid="0023c1e4"/>
    </style:style>
    <style:style style:name="P10" style:family="paragraph" style:parent-style-name="Standard">
      <style:paragraph-properties fo:text-align="center" style:justify-single-word="false"/>
      <style:text-properties officeooo:rsid="0023c1e4" officeooo:paragraph-rsid="0023c1e4"/>
    </style:style>
    <style:style style:name="P11" style:family="paragraph" style:parent-style-name="Standard">
      <style:text-properties officeooo:rsid="0023c1e4" officeooo:paragraph-rsid="0023c1e4"/>
    </style:style>
    <style:style style:name="P12" style:family="paragraph" style:parent-style-name="Standard">
      <style:paragraph-properties fo:text-align="center" style:justify-single-word="false"/>
      <style:text-properties officeooo:rsid="0025b41f" officeooo:paragraph-rsid="0025b41f"/>
    </style:style>
    <style:style style:name="P13" style:family="paragraph" style:parent-style-name="Standard">
      <style:paragraph-properties fo:text-align="center" style:justify-single-word="false"/>
      <style:text-properties officeooo:rsid="0025b41f" officeooo:paragraph-rsid="0027ad49"/>
    </style:style>
    <style:style style:name="P14" style:family="paragraph" style:parent-style-name="Standard">
      <style:paragraph-properties fo:text-align="center" style:justify-single-word="false"/>
      <style:text-properties officeooo:rsid="0025b41f" officeooo:paragraph-rsid="00296a31"/>
    </style:style>
    <style:style style:name="P15" style:family="paragraph" style:parent-style-name="Standard">
      <style:paragraph-properties fo:text-align="center" style:justify-single-word="false"/>
      <style:text-properties officeooo:rsid="0027ad49" officeooo:paragraph-rsid="0027ad49"/>
    </style:style>
    <style:style style:name="P16" style:family="paragraph" style:parent-style-name="Standard">
      <style:paragraph-properties fo:text-align="center" style:justify-single-word="false"/>
      <style:text-properties officeooo:rsid="0027ad49" officeooo:paragraph-rsid="00296a31"/>
    </style:style>
    <style:style style:name="P17" style:family="paragraph" style:parent-style-name="Standard">
      <style:text-properties officeooo:paragraph-rsid="0027ad49"/>
    </style:style>
    <style:style style:name="P18" style:family="paragraph" style:parent-style-name="Standard">
      <style:text-properties officeooo:paragraph-rsid="00296a31"/>
    </style:style>
    <style:style style:name="P19" style:family="paragraph" style:parent-style-name="Standard">
      <style:paragraph-properties fo:text-align="center" style:justify-single-word="false"/>
      <style:text-properties officeooo:rsid="00296a31" officeooo:paragraph-rsid="00296a31"/>
    </style:style>
    <style:style style:name="P20" style:family="paragraph" style:parent-style-name="Standard">
      <style:paragraph-properties fo:text-align="center" style:justify-single-word="false"/>
      <style:text-properties officeooo:rsid="002b2c1d" officeooo:paragraph-rsid="002b2c1d"/>
    </style:style>
    <style:style style:name="P21" style:family="paragraph" style:parent-style-name="Standard">
      <style:text-properties officeooo:paragraph-rsid="002b2c1d"/>
    </style:style>
    <style:style style:name="T1" style:family="text">
      <style:text-properties fo:color="#000000" style:font-name="Times New Roman" style:font-name-asian="MS Mincho" style:font-name-complex="Arial" style:language-complex="ar" style:country-complex="SA"/>
    </style:style>
    <style:style style:name="T2" style:family="text">
      <style:text-properties fo:color="#000000" style:font-name="Times New Roman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font-weight="bold" officeooo:rsid="002cbc34" style:font-weight-asian="bold" style:font-weight-complex="bold"/>
    </style:style>
    <style:style style:name="T4" style:family="text">
      <style:text-properties fo:font-weight="bold" officeooo:rsid="002b2c1d" style:font-weight-asian="bold" style:font-weight-complex="bold"/>
    </style:style>
    <style:style style:name="T5" style:family="text">
      <style:text-properties officeooo:rsid="00226570"/>
    </style:style>
    <style:style style:name="T6" style:family="text">
      <style:text-properties officeooo:rsid="0023c1e4"/>
    </style:style>
    <style:style style:name="T7" style:family="text">
      <style:text-properties officeooo:rsid="002cbc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Referência:</text:span></text:span></text:p>
      <text:p text:style-name="Standard"><text:span text:style-name="Strong_20_Emphasis"><text:span text:style-name="T2">PATTERSON, David A.; HENNESSY, John L. Organização e Projeto de Computadores: A Interface Hardware/Software. 5 ed. Rio de Janeiro: Elsevier, 2017.</text:span></text:span></text:p>
      <text:p text:style-name="P1"/>
      <text:p text:style-name="P6">a) Estude os slides - Organizações paralelas – multithread (Moodle)</text:p>
      <text:p text:style-name="P21"><text:span text:style-name="T3">b) Estude</text:span><text:span text:style-name="T4"> o capítulo 6.4. Multithreading do hardware</text:span></text:p>
      <text:p text:style-name="P21"><text:span text:style-name="T4">Livro texto Organização e Projeto de Computadores (5ª Edição) - Biblioteca Digital UTFPR</text:span></text:p>
      <text:p text:style-name="P21"><text:span text:style-name="T4">1- </text:span><text:a xlink:type="simple" xlink:href="https://webapp.utfpr.edu.br/bibservices/minhaBiblioteca" text:style-name="Internet_20_link" text:visited-style-name="Visited_20_Internet_20_Link"><text:span text:style-name="T4">https://webapp.utfpr.edu.br/bibservices/minhaBiblioteca</text:span></text:a></text:p>
      <text:p text:style-name="P21"><text:span text:style-name="T4">2- </text:span><text:a xlink:type="simple" xlink:href="https://integrada.minhabiblioteca.com.br/books/9788595152908" text:style-name="Internet_20_link" text:visited-style-name="Visited_20_Internet_20_Link"><text:span text:style-name="T4">https://integrada.minhabiblioteca.com.br/books/9788595152908</text:span></text:a></text:p>
      <text:p text:style-name="P1"/>
      <text:p text:style-name="P1">Exercício 6.<text:span text:style-name="T5">9</text:span></text:p>
      <text:p text:style-name="P2">Considere as três organizações de CPU a seguir:</text:p>
      <text:p text:style-name="P2"/>
      <text:p text:style-name="P2">CPU SS: Um microprocessador superescalar de dois cores que oferece capacidades de</text:p>
      <text:p text:style-name="P2">emissão fora de ordem em duas unidades funcionais (FUs). Somente uma única thread</text:p>
      <text:p text:style-name="P2">pode ser executada em cada core de cada vez.</text:p>
      <text:p text:style-name="P2"/>
      <text:p text:style-name="P2">CPU MT: Um processador multithreaded fine-grained que permite que instruções de duas</text:p>
      <text:p text:style-name="P2">threads sejam executadas simultaneamente (ou seja, existem duas unidades funcionais),</text:p>
      <text:p text:style-name="P2">embora somente instruções de uma única thread possam ser emitidas em cada ciclo.</text:p>
      <text:p text:style-name="P2"/>
      <text:p text:style-name="P2">CPU SMT: Um processador SMT que permite que instruções de duas threads sejam</text:p>
      <text:p text:style-name="P2">executadas simultaneamente (ou seja, existem duas unidades funcionais), e as instruções</text:p>
      <text:p text:style-name="P2">de qualquer uma ou ambas as threads podem ser emitidas para executar em qualquer ciclo.</text:p>
      <text:p text:style-name="P2"/>
      <text:p text:style-name="P2">Suponha que tenhamos duas threads, X e Y, para executar nessas CPUs, o que inclui as</text:p>
      <text:p text:style-name="P2">seguintes operações:</text:p>
      <text:p text:style-name="P2"/>
      <table:table table:name="Tabela1" table:style-name="Tabela1">
        <table:table-column table:style-name="Tabela1.A"/>
        <table:table-column table:style-name="Tabela1.B"/>
        <table:table-row table:style-name="TableLine94268343232640">
          <table:table-cell table:style-name="Tabela1.A1" office:value-type="string">
            <text:p text:style-name="P10">Thread X</text:p>
          </table:table-cell>
          <table:table-cell table:style-name="Tabela1.A1" office:value-type="string">
            <text:p text:style-name="P11">Thread Y</text:p>
          </table:table-cell>
        </table:table-row>
        <table:table-row table:style-name="TableLine94268343294800">
          <table:table-cell table:style-name="Tabela1.A1" office:value-type="string">
            <text:p text:style-name="P7">A1 – leva 3 ciclos para executar</text:p>
          </table:table-cell>
          <table:table-cell table:style-name="Tabela1.A1" office:value-type="string">
            <text:p text:style-name="P8">B1 – leva 2 ciclos para executar</text:p>
          </table:table-cell>
        </table:table-row>
        <table:table-row table:style-name="TableLine94268343295744">
          <table:table-cell table:style-name="Tabela1.A1" office:value-type="string">
            <text:p text:style-name="P8">A2 – sem dependências</text:p>
          </table:table-cell>
          <table:table-cell table:style-name="Tabela1.A1" office:value-type="string">
            <text:p text:style-name="P8">B2 – conflitos para uma unidade funcional com B1</text:p>
          </table:table-cell>
        </table:table-row>
        <table:table-row table:style-name="TableLine94268343296272">
          <table:table-cell table:style-name="Tabela1.A1" office:value-type="string">
            <text:p text:style-name="P7">A3 – conflitos para uma unidade funcional com A1</text:p>
          </table:table-cell>
          <table:table-cell table:style-name="Tabela1.A1" office:value-type="string">
            <text:p text:style-name="P8">B3 – depende do resultado de B2</text:p>
          </table:table-cell>
        </table:table-row>
        <table:table-row table:style-name="TableLine94268343296272">
          <table:table-cell table:style-name="Tabela1.A5" office:value-type="string">
            <text:p text:style-name="P7">A4 – depende do resultado de A3</text:p>
          </table:table-cell>
          <table:table-cell table:style-name="Tabela1.A5" office:value-type="string">
            <text:p text:style-name="P8">B4 – sem dependências e leva 2 ciclos para executar</text:p>
          </table:table-cell>
        </table:table-row>
      </table:table>
      <text:p text:style-name="P2"/>
      <text:p text:style-name="P2"/>
      <text:p text:style-name="Standard"><text:span text:style-name="T6">6.9.1</text:span> [10]&lt;<text:span text:style-name="T6">6.4</text:span>&gt; Suponha que você tenha uma CPU SS. Quantos ciclos são necessários</text:p>
      <text:p text:style-name="Standard">para executar essas duas threads? Quantos slots de emissão são desperdiçados devido a</text:p>
      <text:p text:style-name="Standard">hazards?</text:p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68350376496">
          <table:table-cell table:style-name="Table1.A1" table:number-columns-spanned="2" office:value-type="string">
            <text:p text:style-name="P10">Core1</text:p>
          </table:table-cell>
          <table:covered-table-cell/>
          <table:table-cell table:style-name="Table1.A1" table:number-columns-spanned="2" office:value-type="string">
            <text:p text:style-name="P12">Core2</text:p>
          </table:table-cell>
          <table:covered-table-cell/>
        </table:table-row>
        <table:table-row table:style-name="TableLine94268350328048">
          <table:table-cell table:style-name="Table1.A2" office:value-type="string">
            <text:p text:style-name="P20">FU1</text:p>
          </table:table-cell>
          <table:table-cell table:style-name="Table1.A1" office:value-type="string">
            <text:p text:style-name="P20">FU2</text:p>
          </table:table-cell>
          <table:table-cell table:style-name="Table1.A2" office:value-type="string">
            <text:p text:style-name="P20">FU1</text:p>
          </table:table-cell>
          <table:table-cell table:style-name="Table1.A1" office:value-type="string">
            <text:p text:style-name="P20">FU2</text:p>
          </table:table-cell>
        </table:table-row>
        <table:table-row table:style-name="TableLine94268350328048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</table:table-row>
        <table:table-row table:style-name="TableLine94268342469728">
          <table:table-cell table:style-name="Table1.A2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4268349275536"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4268349275536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</table:table-row>
      </table:table>
      <text:p text:style-name="P9"/>
      <text:p text:style-name="Standard"><text:span text:style-name="T6">6.9.2 </text:span>[10]&lt;<text:span text:style-name="T6">6.4</text:span>&gt; Agora, suponha que você tenha uma CPU MT. Quantos ciclos são</text:p>
      <text:p text:style-name="Standard">necessários para executar essas duas threads? Quantos slots de emissão são desperdiçados</text:p>
      <text:p text:style-name="Standard">devido a hazards?</text:p>
      <text:p text:style-name="Standard"/>
      <text:p text:style-name="P17"><text:soft-page-break/></text:p>
      <table:table table:name="Table2" table:style-name="Table2">
        <table:table-column table:style-name="Table2.A"/>
        <table:table-column table:style-name="Table2.B"/>
        <table:table-row table:style-name="TableLine94268349378976">
          <table:table-cell table:style-name="Table2.A1" office:value-type="string">
            <text:p text:style-name="P15">FU1</text:p>
          </table:table-cell>
          <table:table-cell table:style-name="Table2.A1" office:value-type="string">
            <text:p text:style-name="P15">FU2</text:p>
          </table:table-cell>
        </table:table-row>
        <table:table-row table:style-name="TableLine94268350194816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Line94268350196592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/>
          </table:table-cell>
        </table:table-row>
        <table:table-row table:style-name="TableLine94268350335776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5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15"/>
          </table:table-cell>
          <table:table-cell table:style-name="Table2.A5" office:value-type="string">
            <text:p text:style-name="P13"/>
          </table:table-cell>
        </table:table-row>
      </table:table>
      <text:p text:style-name="P17"/>
      <text:p text:style-name="Standard"><text:span text:style-name="T6">6.9.3</text:span> [10]&lt;<text:span text:style-name="T6">6.4</text:span>&gt; Suponha que você tenha uma CPU SMT. Quantos ciclos são neces-</text:p>
      <text:p text:style-name="Standard">sários para executar essas duas threads? Quantos slots de emissão são desperdiçados devido</text:p>
      <text:p text:style-name="Standard">a hazards?</text:p>
      <text:p text:style-name="Standard"/>
      <text:p text:style-name="P18"/>
      <table:table table:name="Table3" table:style-name="Table3">
        <table:table-column table:style-name="Table3.A"/>
        <table:table-column table:style-name="Table3.B"/>
        <table:table-row table:style-name="TableLine94268350095472">
          <table:table-cell table:style-name="Table3.A1" office:value-type="string">
            <text:p text:style-name="P16">FU1</text:p>
          </table:table-cell>
          <table:table-cell table:style-name="Table3.A1" office:value-type="string">
            <text:p text:style-name="P16">FU2</text:p>
          </table:table-cell>
        </table:table-row>
        <table:table-row table:style-name="TableLine9426835102363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9"/>
          </table:table-cell>
        </table:table-row>
        <table:table-row table:style-name="TableLine94268349148448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9"/>
          </table:table-cell>
        </table:table-row>
        <table:table-row table:style-name="TableLine94268350290480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9"/>
          </table:table-cell>
        </table:table-row>
        <table:table-row table:style-name="Table3.5">
          <table:table-cell table:style-name="Table3.A5" office:value-type="string">
            <text:p text:style-name="P19"/>
          </table:table-cell>
          <table:table-cell table:style-name="Table3.A5" office:value-type="string">
            <text:p text:style-name="P19"/>
          </table:table-cell>
        </table:table-row>
        <table:table-row table:style-name="Table3.5">
          <table:table-cell table:style-name="Table3.A5" office:value-type="string">
            <text:p text:style-name="P19"/>
          </table:table-cell>
          <table:table-cell table:style-name="Table3.A5" office:value-type="string">
            <text:p text:style-name="P19"/>
          </table:table-cell>
        </table:table-row>
        <table:table-row table:style-name="Table3.5">
          <table:table-cell table:style-name="Table3.A5" office:value-type="string">
            <text:p text:style-name="P19"/>
          </table:table-cell>
          <table:table-cell table:style-name="Table3.A5" office:value-type="string">
            <text:p text:style-name="P14"/>
          </table:table-cell>
        </table:table-row>
      </table:table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aulo Cesar Gonçalves</meta:initial-creator>
    <meta:creation-date>2014-11-06T16:16:00Z</meta:creation-date>
    <dc:date>2022-06-14T18:44:34.617903083</dc:date>
    <meta:editing-cycles>127</meta:editing-cycles>
    <meta:editing-duration>PT7H31M14S</meta:editing-duration>
    <meta:document-statistic meta:table-count="4" meta:image-count="0" meta:object-count="0" meta:page-count="2" meta:paragraph-count="49" meta:word-count="341" meta:character-count="2230" meta:non-whitespace-character-count="1929"/>
    <meta:template xlink:type="simple" xlink:actuate="onRequest" xlink:title="" xlink:href="../../atividade_08/Atividade_08.odt/Normal"/>
  </office:meta>
</office:document-meta>
</file>